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Journal logs for iteraiton 2</text:p>
      <text:p text:style-name="Standard"/>
      <text:p text:style-name="Standard">9/18</text:p>
      <text:p text:style-name="Standard"><text:tab/>-figured out the generl html structure that we will need our python function to produce in order to display the tree structure of the xml schema.</text:p>
      <text:p text:style-name="Standard"/>
      <text:p text:style-name="Standard">10/2</text:p>
      <text:p text:style-name="Standard"><text:tab/>-So some how our server instance disapeared, so we had to start a new one.</text:p>
      <text:p text:style-name="Standard"/>
      <text:p text:style-name="Standard"><text:tab/>-We discussed that a DFD is a better fit for our project. Then we made a rough sketch of our DFD for our project as a whole. This will be replacing the sequence and class diagrams</text:p>
      <text:p text:style-name="Standard"/>
      <text:p text:style-name="Standard"><text:tab/>-We also put together our initial ERD diagram. We have yet to create our database, so this could change in the future.</text:p>
      <text:p text:style-name="Standard"/>
      <text:p text:style-name="Standard"><text:tab/>-Tony shared what he learned about Flask, and how it handles POST requests made to the server. </text:p>
      <text:p text:style-name="Standard"><text:tab/>-Matt presented an updated html structure and CSS/JS demo that shows the xml tree scturcture. Our python funciton that parses an XML schema will need to produce this general ordered list html structure and populate the correct attribute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5M5S</meta:editing-duration>
    <meta:editing-cycles>3</meta:editing-cycles>
    <meta:generator>OpenOffice/4.0.0$Win32 OpenOffice.org_project/400m3$Build-9702</meta:generator>
    <dc:date>2014-10-02T18:23:03.62</dc:date>
    <meta:document-statistic meta:table-count="0" meta:image-count="0" meta:object-count="0" meta:page-count="1" meta:paragraph-count="9" meta:word-count="161" meta:character-count="891"/>
    <meta:user-defined meta:name="Info 1"/>
    <meta:user-defined meta:name="Info 2"/>
    <meta:user-defined meta:name="Info 3"/>
    <meta:user-defined meta:name="Info 4"/>
  </office:meta>
</office:document-meta>
</file>